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17.64pt"/>
    </style:style>
    <style:style style:name="co5" style:family="table-column">
      <style:table-column-properties fo:break-before="auto" style:column-width="201.46pt"/>
    </style:style>
    <style:style style:name="co6" style:family="table-column">
      <style:table-column-properties fo:break-before="auto" style:column-width="208.4pt"/>
    </style:style>
    <style:style style:name="co7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ing Skyscrapers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Rooftop Rac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style-name="Default" office:value-type="string" calcext:value-type="string">
            <text:p>Attic Addict</text:p>
          </table:table-cell>
          <table:table-cell table:style-name="Default"/>
          <table:table-cell office:value-type="string" calcext:value-type="string">
            <text:p>Highways or Hellwater</text:p>
          </table:table-cell>
          <table:table-cell table:style-name="ce8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table:style-name="ce8" office:value-type="string" calcext:value-type="string">
            <text:p>Foggy Forest</text:p>
          </table:table-cell>
          <table:table-cell table:style-name="ce8" office:value-type="string" calcext:value-type="string">
            <text:p>Through the Sharp Hawthorn Blow the Win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office:value-type="string" calcext:value-type="string">
            <text:p>The Mountains o’ Madn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Default" office:value-type="string" calcext:value-type="string">
            <text:p>Starship Shooters</text:p>
          </table:table-cell>
          <table:table-cell office:value-type="string" calcext:value-type="string">
            <text:p>The Space Race</text:p>
          </table:table-cell>
          <table:table-cell table:style-name="ce8" office:value-type="string" calcext:value-type="string">
            <text:p>Stop &amp; Go Space Station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Default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Mind Your Manors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table:style-name="Default" office:value-type="string" calcext:value-type="string">
            <text:p>Toy Block</text:p>
          </table:table-cell>
          <table:table-cell office:value-type="string" calcext:value-type="string">
            <text:p>Play in the Background</text:p>
          </table:table-cell>
          <table:table-cell/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ray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office:value-type="string" calcext:value-type="string">
            <text:p>yellow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office:value-type="string" calcext:value-type="string">
            <text:p>brown/tan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ink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black</text:p>
          </table:table-cell>
          <table:table-cell table:style-name="ce8"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office:value-type="string" calcext:value-type="string">
            <text:p>pink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office:value-type="string" calcext:value-type="string">
            <text:p>green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purple</text:p>
          </table:table-cell>
          <table:table-cell table:style-name="ce8"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table:style-name="Default" office:value-type="string" calcext:value-type="string">
            <text:p>green and re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7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21:38:36.502855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20-05-20T21:38:51.911010685</dc:date>
    <meta:editing-duration>P4DT7H44M8S</meta:editing-duration>
    <meta:editing-cycles>231</meta:editing-cycles>
    <meta:generator>LibreOffice/6.0.7.3$Linux_X86_64 LibreOffice_project/00m0$Build-3</meta:generator>
    <meta:document-statistic meta:table-count="2" meta:cell-count="210" meta:object-count="0"/>
  </office:meta>
</office:document-meta>
</file>